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er">
      <style:text-properties fo:color="#666666" fo:font-size="10pt" style:font-size-asian="10pt" style:font-size-complex="10pt"/>
    </style:style>
    <style:style style:name="P2" style:family="paragraph" style:parent-style-name="Text_20_body">
      <style:paragraph-properties>
        <style:tab-stops>
          <style:tab-stop style:position="16.999cm" style:type="right"/>
        </style:tab-stops>
      </style:paragraph-properties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1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32pt" style:font-size-asian="32pt" style:font-size-complex="32pt"/>
    </style:style>
    <style:style style:name="P6" style:family="paragraph" style:parent-style-name="Text_20_body">
      <style:text-properties style:text-underline-style="solid" style:text-underline-type="double" style:text-underline-width="auto" style:text-underline-color="font-color" fo:background-color="transparent"/>
    </style:style>
    <style:style style:name="P7" style:family="paragraph" style:parent-style-name="Text_20_body">
      <style:paragraph-properties fo:break-before="page"/>
      <style:text-properties style:text-underline-style="none" fo:background-color="transparent"/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baut Patel<text:tab/>3IF3 - 2010/2011</text:p>
      <text:p text:style-name="P2">Stanislas Signoud<text:tab/>Binôme B3310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" text:outline-level="1">Document de Spécification<text:line-break/>et de Conception</text:h>
      <text:p text:style-name="P3">TP-AC – Références croisées</text:p>
      <text:h text:style-name="Heading_20_2" text:outline-level="2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Document de Spécification<text:line-break/>et de Conception<text:tab/>1</text:p>
          <text:p text:style-name="P8">Choix dans la STL de la structure de données pour les références croisées<text:tab/>2</text:p>
        </text:index-body>
      </text:table-of-content>
      <text:h text:style-name="Heading_20_2" text:outline-level="2"/>
      <text:h text:style-name="P4" text:outline-level="2">Choix dans la STL de la structure de données pour les références croisées</text:h>
      <text:p text:style-name="P6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>
        <style:tab-stops/>
      </style:paragraph-properties>
      <style:text-properties style:font-name="Liberation Serif1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fo:font-size="10pt" style:font-size-asian="10pt" style:font-size-complex="10pt"/>
    </style:style>
    <style:style style:name="MT1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P AC- Références croisées / Document de Spécification<text:tab/><text:tab/>Binôme B3310</text:p>
      </style:header>
      <style:footer>
        <text:p text:style-name="Footer"><text:tab/><text:span text:style-name="MT1"><text:page-number text:select-page="current">3</text:page-number></text:span><text:span text:style-name="MT2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anislas Signoud</meta:initial-creator>
    <meta:creation-date>2010-10-08T14:11:28</meta:creation-date>
    <dc:date>2010-11-12T17:52:09</dc:date>
    <dc:creator>Stanislas Signoud</dc:creator>
    <meta:editing-duration>PT11H32M04S</meta:editing-duration>
    <meta:editing-cycles>40</meta:editing-cycles>
    <meta:generator>OpenOffice.org/3.1$Linux OpenOffice.org_project/310m19$Build-9420</meta:generator>
    <meta:document-statistic meta:table-count="0" meta:image-count="0" meta:object-count="0" meta:page-count="3" meta:paragraph-count="10" meta:word-count="67" meta:character-count="411"/>
  </office:meta>
</office:document-meta>
</file>